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CAE3ACE278FD32E4.png" manifest:media-type="image/png"/>
  <manifest:file-entry manifest:full-path="Pictures/10000000000004020000038DA74FB360BBF5A138.png" manifest:media-type="image/png"/>
  <manifest:file-entry manifest:full-path="Pictures/10000001000003E0000003E07E0E7EC2F84656E8.png" manifest:media-type="image/png"/>
  <manifest:file-entry manifest:full-path="Pictures/100000010000021400000214DC6403794BC67CBD.png" manifest:media-type="image/png"/>
  <manifest:file-entry manifest:full-path="Pictures/100014D2000036FC000036FC5C53DB7238AB3EB6.svg" manifest:media-type="image/svg+xml"/>
  <manifest:file-entry manifest:full-path="Pictures/1000004A0000014A000001C05155642DFE8526B5.gif" manifest:media-type="image/gif"/>
  <manifest:file-entry manifest:full-path="Pictures/1000000100000327000002162EFA81CAA79E32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5abfbe" draw:textarea-horizontal-align="justify" draw:textarea-vertical-align="middle" draw:auto-grow-height="false" fo:min-height="13.5cm" fo:min-width="12cm"/>
    </style:style>
    <style:style style:name="gr3" style:family="graphic" style:parent-style-name="standard">
      <style:graphic-properties svg:stroke-width="0.035cm" svg:stroke-color="#3f2773" draw:marker-start-width="0.406cm" draw:marker-end-width="0.406cm" draw:fill-color="#ffffff" draw:textarea-horizontal-align="justify" draw:textarea-vertical-align="middle" draw:auto-grow-height="false" fo:min-height="0.704cm" fo:min-width="5.704cm" fo:padding-top="0.018cm" fo:padding-bottom="0.018cm" fo:padding-left="0.018cm" fo:padding-right="0.018cm" loext:glow-radius="0cm" loext:glow-color="#071a40" loext:glow-transparency="50%"/>
      <style:paragraph-properties style:writing-mode="lr-tb"/>
    </style:style>
    <style:style style:name="gr4" style:family="graphic" style:parent-style-name="standard">
      <style:graphic-properties svg:stroke-width="0.035cm" svg:stroke-color="#3f2773" draw:marker-start-width="0.406cm" draw:marker-end-width="0.406cm" draw:fill-color="#ffffff" draw:textarea-horizontal-align="justify" draw:textarea-vertical-align="middle" draw:auto-grow-height="false" fo:min-height="0.696cm" fo:min-width="5.716cm" fo:padding-top="0.018cm" fo:padding-bottom="0.018cm" fo:padding-left="0.018cm" fo:padding-right="0.018cm" loext:glow-radius="0.062cm" loext:glow-color="#071a40" loext:glow-transparency="50%"/>
      <style:paragraph-properties style:writing-mode="lr-tb"/>
    </style:style>
    <style:style style:name="gr5" style:family="graphic" style:parent-style-name="standard">
      <style:graphic-properties svg:stroke-color="#4ea67d" svg:stroke-opacity="100%" draw:stroke-linejoin="miter" svg:stroke-linecap="square" draw:fill-color="#72f2ce" draw:opacity="100%" draw:textarea-horizontal-align="justify" draw:textarea-vertical-align="middle" draw:auto-grow-height="false" fo:min-height="0.78cm" fo:min-width="2.75cm"/>
      <style:paragraph-properties style:writing-mode="lr-tb"/>
    </style:style>
    <style:style style:name="gr6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8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9" style:family="graphic" style:parent-style-name="standard">
      <style:graphic-properties svg:stroke-color="#4ea67d" svg:stroke-opacity="100%" draw:stroke-linejoin="miter" svg:stroke-linecap="square" draw:fill-color="#3f2773" draw:opacity="55%" draw:textarea-horizontal-align="justify" draw:textarea-vertical-align="middle" draw:auto-grow-height="false" fo:min-height="1.141cm" fo:min-width="3.89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5abfbe"/>
      <style:paragraph-properties fo:text-align="center"/>
    </style:style>
    <style:style style:name="P3" style:family="paragraph">
      <style:paragraph-properties fo:margin-left="0cm" fo:margin-right="0.1cm" fo:text-indent="0cm" style:writing-mode="lr-tb"/>
      <style:text-properties fo:color="#b1adad" loext:opacity="100%" fo:font-size="12pt"/>
    </style:style>
    <style:style style:name="P4" style:family="paragraph">
      <loext:graphic-properties draw:fill-color="#ffffff"/>
      <style:paragraph-properties fo:margin-left="0cm" fo:margin-right="0.1cm" fo:text-indent="0cm" style:writing-mode="lr-tb"/>
      <style:text-properties fo:color="#b1adad" loext:opacity="100%" fo:font-size="12pt"/>
    </style:style>
    <style:style style:name="P5" style:family="paragraph">
      <style:paragraph-properties fo:text-align="center" style:writing-mode="lr-tb"/>
      <style:text-properties fo:color="#071a40" loext:opacity="100%" fo:font-size="16pt" style:font-size-asian="16pt" style:font-size-complex="16pt"/>
    </style:style>
    <style:style style:name="P6" style:family="paragraph">
      <loext:graphic-properties draw:fill-color="#72f2ce" draw:opacity="100%"/>
      <style:paragraph-properties fo:text-align="center" style:writing-mode="lr-tb"/>
      <style:text-properties fo:color="#071a40" loext:opacity="100%" fo:font-size="16pt" style:font-size-asian="16pt" style:font-size-complex="16pt"/>
    </style:style>
    <style:style style:name="P7" style:family="paragraph">
      <style:text-properties fo:font-size="14pt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style:writing-mode="lr-tb"/>
      <style:text-properties fo:color="#071a40" loext:opacity="100%" fo:font-size="1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P9" style:family="paragraph">
      <style:paragraph-properties fo:text-align="center" style:writing-mode="lr-tb"/>
      <style:text-properties fo:color="#72f2ce" loext:opacity="100%" fo:font-size="16pt" style:font-size-asian="16pt" style:font-size-complex="16pt"/>
    </style:style>
    <style:style style:name="P10" style:family="paragraph">
      <loext:graphic-properties draw:fill-color="#3f2773" draw:opacity="55%"/>
      <style:paragraph-properties fo:text-align="center" style:writing-mode="lr-tb"/>
      <style:text-properties fo:color="#72f2ce" loext:opacity="100%" fo:font-size="16pt" style:font-size-asian="16pt" style:font-size-complex="16pt"/>
    </style:style>
    <style:style style:name="T1" style:family="text">
      <style:text-properties fo:color="#b1adad" loext:opacity="100%"/>
    </style:style>
    <style:style style:name="T2" style:family="text">
      <style:text-properties fo:color="#071a40" loext:opacity="100%" fo:font-size="16pt" style:font-size-asian="16pt" style:font-size-complex="16pt"/>
    </style:style>
    <style:style style:name="T3" style:family="text">
      <style:text-properties fo:color="#071a40" loext:opacity="100%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4" style:family="text">
      <style:text-properties fo:color="#72f2ce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0.802cm" svg:height="13.765cm" svg:x="4.75cm" svg:y="3.832cm">
          <draw:image xlink:href="Pictures/1000000100000327000002162EFA81CAA79E32C1.png" xlink:type="simple" xlink:show="embed" xlink:actuate="onLoad" draw:mime-type="image/png">
            <text:p/>
          </draw:image>
        </draw:frame>
        <draw:custom-shape draw:style-name="gr2" draw:text-style-name="P2" draw:layer="layout" svg:width="12.5cm" svg:height="13.75cm" draw:transform="skewX (-0.0020943951023932) rotate (-0.00209439510239331) translate (4.75cm 3.75cm)">
          <text:p/>
          <draw:enhanced-geometry svg:viewBox="0 0 21600 21600" draw:type="rectangle" draw:enhanced-path="M 0 0 L 21600 0 21600 21600 0 21600 0 0 Z N"/>
        </draw:custom-shape>
        <draw:custom-shape draw:name="Forma 1" draw:style-name="gr3" draw:text-style-name="P4" draw:layer="layout" svg:width="5.82cm" svg:height="0.82cm" svg:x="8.33cm" svg:y="10.63cm">
          <text:p text:style-name="P3"><text:span text:style-name="T1">Em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 2" draw:style-name="gr4" draw:text-style-name="P4" draw:layer="layout" svg:width="5.83cm" svg:height="0.81cm" svg:x="8.27cm" svg:y="12.75cm">
          <text:p text:style-name="P3"><text:span text:style-name="T1">Sen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 5" draw:style-name="gr5" draw:text-style-name="P6" draw:layer="layout" svg:width="3.36cm" svg:height="1.14cm" svg:x="9.53cm" svg:y="14.24cm">
          <text:p text:style-name="P5"><text:span text:style-name="T2">Logi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3.75cm" svg:height="3.75cm" svg:x="9.27cm" svg:y="5.964cm">
          <draw:image xlink:href="Pictures/100014D2000036FC000036FC5C53DB7238AB3EB6.svg" xlink:type="simple" xlink:show="embed" xlink:actuate="onLoad" draw:mime-type="image/svg+xml">
            <text:p/>
          </draw:image>
          <draw:image xlink:href="Pictures/100000010000021400000214DC6403794BC67CBD.png" xlink:type="simple" xlink:show="embed" xlink:actuate="onLoad" draw:mime-type="image/png"/>
        </draw:frame>
        <draw:frame draw:style-name="gr6" draw:text-style-name="P1" draw:layer="layout" svg:width="7.5cm" svg:height="7.5cm" svg:x="18.071cm" svg:y="5.59cm">
          <draw:image xlink:href="Pictures/10000001000003E0000003E07E0E7EC2F84656E8.png" xlink:type="simple" xlink:show="embed" xlink:actuate="onLoad" draw:mime-type="image/png">
            <text:p/>
          </draw:image>
        </draw:frame>
        <draw:frame draw:style-name="gr1" draw:text-style-name="P1" draw:layer="layout" svg:width="6.268cm" svg:height="5.553cm" svg:x="-2cm" svg:y="7.5cm">
          <draw:image xlink:href="Pictures/10000000000004020000038DA74FB360BBF5A138.png" xlink:type="simple" xlink:show="embed" xlink:actuate="onLoad" draw:mime-type="image/png">
            <text:p/>
          </draw:image>
        </draw:frame>
        <draw:frame draw:style-name="gr1" draw:text-style-name="P1" draw:layer="layout" svg:width="6.615cm" svg:height="8.98cm" svg:x="-2.888cm" svg:y="-0.253cm">
          <draw:image xlink:href="Pictures/1000004A0000014A000001C05155642DFE8526B5.gif" xlink:type="simple" xlink:show="embed" xlink:actuate="onLoad" draw:mime-type="image/gif">
            <text:p/>
          </draw:image>
        </draw:frame>
        <draw:frame draw:style-name="gr7" draw:text-style-name="P1" draw:layer="layout" svg:width="0.827cm" svg:height="0.827cm" svg:x="14.673cm" svg:y="10.673cm">
          <draw:image xlink:href="Pictures/100000010000020000000200CAE3ACE278FD32E4.png" xlink:type="simple" xlink:show="embed" xlink:actuate="onLoad" draw:mime-type="image/png">
            <text:p/>
          </draw:image>
        </draw:frame>
        <draw:frame draw:style-name="gr7" draw:text-style-name="P1" draw:layer="layout" svg:width="0.827cm" svg:height="0.827cm" svg:x="14.674cm" svg:y="12.67cm">
          <draw:image xlink:href="Pictures/100000010000020000000200CAE3ACE278FD32E4.png" xlink:type="simple" xlink:show="embed" xlink:actuate="onLoad" draw:mime-type="image/png">
            <text:p/>
          </draw:image>
        </draw:frame>
        <draw:frame draw:name="Quadro de texto 5" draw:style-name="gr8" draw:text-style-name="P8" draw:layer="layout" svg:width="4.491cm" svg:height="1.361cm" svg:x="9.26cm" svg:y="15.75cm">
          <draw:text-box>
            <text:p text:style-name="P7"><text:span text:style-name="T3">Esqueci a senha</text:span></text:p>
          </draw:text-box>
        </draw:frame>
        <draw:custom-shape draw:name="Forma 17" draw:style-name="gr9" draw:text-style-name="P10" draw:layer="layout" svg:width="4.541cm" svg:height="1.541cm" svg:x="19.073cm" svg:y="14.541cm">
          <text:p text:style-name="P9"><text:span text:style-name="T4">Criar con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06T14:38:53.409829611</meta:creation-date>
    <dc:date>2024-08-06T16:09:57.161509468</dc:date>
    <meta:editing-duration>PT14M18S</meta:editing-duration>
    <meta:editing-cycles>1</meta:editing-cycles>
    <meta:document-statistic meta:object-count="13"/>
    <meta:generator>LibreOffice/7.3.7.2$Linux_X86_64 LibreOffice_project/30$Build-2</meta:generator>
  </office:meta>
</office:document-meta>
</file>